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Dashed_20__28_var_29_"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254cm" svg:x="2.01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.413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.016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.413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8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207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8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207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60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00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604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00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.016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.413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.01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.413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81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207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81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20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604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001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604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001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143cm" svg:y1="6.842cm" svg:x2="2.143cm" svg:y2="5.826cm">
          <text:p/>
        </draw:line>
        <draw:line draw:style-name="gr2" draw:text-style-name="P1" draw:layer="layout" svg:x1="2.27cm" svg:y1="6.969cm" svg:x2="3.413cm" svg:y2="5.826cm">
          <text:p/>
        </draw:line>
        <draw:line draw:style-name="gr3" draw:text-style-name="P1" draw:layer="layout" svg:x1="3.54cm" svg:y1="6.842cm" svg:x2="3.54cm" svg:y2="5.826cm">
          <text:p/>
        </draw:line>
        <draw:line draw:style-name="gr3" draw:text-style-name="P1" draw:layer="layout" svg:x1="3.413cm" svg:y1="6.969cm" svg:x2="2.27cm" svg:y2="5.826cm">
          <text:p/>
        </draw:line>
        <draw:line draw:style-name="gr2" draw:text-style-name="P1" draw:layer="layout" svg:x1="5.064cm" svg:y1="8.239cm" svg:x2="6.207cm" svg:y2="5.953cm">
          <text:p/>
        </draw:line>
        <draw:line draw:style-name="gr3" draw:text-style-name="P1" draw:layer="layout" svg:x1="8.874cm" svg:y1="6.969cm" svg:x2="6.588cm" svg:y2="5.826cm">
          <text:p/>
        </draw:line>
        <draw:line draw:style-name="gr2" draw:text-style-name="P1" draw:layer="layout" svg:x1="5.191cm" svg:y1="4.302cm" svg:x2="6.207cm" svg:y2="4.302cm">
          <text:p/>
        </draw:line>
        <draw:line draw:style-name="gr3" draw:text-style-name="P1" draw:layer="layout" svg:x1="7.477cm" svg:y1="4.302cm" svg:x2="6.461cm" svg:y2="4.302cm">
          <text:p/>
        </draw:line>
        <draw:frame draw:style-name="gr4" draw:text-style-name="P2" draw:layer="layout" svg:width="1.967cm" svg:height="1.199cm" svg:x="1.881cm" svg:y="4.538cm">
          <draw:text-box>
            <text:p text:style-name="P2"><text:span text:style-name="T1">Dobule </text:span></text:p>
            <text:p text:style-name="P2"><text:span text:style-name="T1">Builder</text:span></text:p>
          </draw:text-box>
        </draw:frame>
        <draw:frame draw:style-name="gr5" draw:text-style-name="P2" draw:layer="layout" svg:width="2.758cm" svg:height="1.199cm" svg:x="5.364cm" svg:y="4.257cm">
          <draw:text-box>
            <text:p text:style-name="P2"><text:span text:style-name="T1">Linear Builder</text:span></text:p>
          </draw:text-box>
        </draw:frame>
        <draw:frame draw:style-name="gr5" draw:text-style-name="P2" draw:layer="layout" svg:width="2.758cm" svg:height="1.199cm" svg:x="4.153cm" svg:y="5.778cm">
          <draw:text-box>
            <text:p text:style-name="P2"><text:span text:style-name="T1">Cross</text:span></text:p>
            <text:p text:style-name="P2"><text:span text:style-name="T1">Buil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6-09-24T14:36:12.520572313</meta:creation-date>
    <dc:date>2016-10-19T10:29:08.940383746</dc:date>
    <dc:creator>Francisco Soler</dc:creator>
    <meta:editing-duration>PT20M31S</meta:editing-duration>
    <meta:editing-cycles>6</meta:editing-cycles>
    <meta:generator>LibreOffice/4.3.3.2$Linux_X86_64 LibreOffice_project/430m0$Build-2</meta:generator>
    <meta:document-statistic meta:object-count="35"/>
  </office:meta>
</office:document-meta>
</file>